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5-06-3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5-05-3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5-04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4-11-2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4-10-2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4-08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4-07-3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4-06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4-05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4-04-2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3-11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3-10-3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3-09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3-08-3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3-07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3-06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3-05-3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3-04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2-11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2-10-3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2-09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2-08-3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2-07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2-06-2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2-05-2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2-04-2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1-11-2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1-10-2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1-09-3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1-08-2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1-07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1-06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1-05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1-04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0-10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0-09-2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0-08-2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0-07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0-06-2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20-06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9-10-2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9-10-0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9-08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9-07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9-06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9-05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9-04-2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8-11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8-10-2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8-09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8-08-2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8-07-2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8-06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8-05-2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7-11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7-10-2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7-09-22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7-08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7-07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7-06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7-05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7-04-1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7-03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6-12-01 0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6-11-0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6-09-2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6-08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6-07-2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6-06-1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6-05-0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6-04-1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6-03-1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5-11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5-10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5-09-0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5-08-1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5-07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5-06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5-04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5-03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4-11-0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4-10-1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4-09-0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4-08-0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4-07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4-06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4-05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4-04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4-04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3-12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3-11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3-10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3-09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3-08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3-07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3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3-05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3-04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2-12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2-11-07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2-10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2-09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2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2-07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2-06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2-05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2-04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2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1-11-0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4</text:p>
          </table:table-cell>
          <table:table-cell office:value-type="string" calcext:value-type="string">
            <text:p>QBAA nr Shevlin, Moose Creek Twp</text:p>
          </table:table-cell>
          <table:table-cell office:value-type="string" calcext:value-type="string">
            <text:p>2011-11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4" meta:object-count="0"/>
    <meta:user-defined meta:name="AppVersion">3.0</meta:user-defined>
  </office:meta>
</office:document-meta>
</file>